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50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ERE (150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WHAT (150: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HOW (150:3-5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HOW (150:3-5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Praise him with trumpet, lyre, harp, tambourine, stringed instruments, flutes, and cymbals (150:3-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Praise him with dancing (150:4).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150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WHERE (150:1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WHAT (150: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HOW (150:3-5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WHO (150:6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50 </dc:title>
    <meta:initial-creator>David STRICKLAND</meta:initial-creator>
    <dc:creator>David STRICKLAND</dc:creator>
    <meta:creation-date>2020-02-23T23:21:36Z</meta:creation-date>
    <dc:date>2020-02-23T23:21:36Z</dc:date>
    <meta:template xlink:href="BibleStudy" xlink:type="simple"/>
    <meta:editing-cycles>1</meta:editing-cycles>
    <meta:editing-duration>PT0S</meta:editing-duration>
    <meta:document-statistic meta:paragraph-count="12" meta:word-count="65"/>
  </office:meta>
</office:document-meta>
</file>